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5C000010E03C47FFC5C6FD0C7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pitch="variable"/>
    <style:font-face style:name="Aptos Display" svg:font-family="'Aptos Display'"/>
    <style:font-face style:name="Aptos Display1" svg:font-family="'Aptos Display'" style:font-pitch="variable"/>
    <style:font-face style:name="Aptos1" svg:font-family="Apto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6.562cm, 28.249cm, 1.959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65cm, -0.213cm, 18.8cm, 17.269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213cm, 27.717cm, 16.419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53cm, 18.366cm, 18.8cm, 1.959cm)" draw:image-opacity="100%" style:mirror="non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462cm" fo:min-width="0.534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462cm" fo:min-width="0.24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53cm, 19.923cm, 25.441cm, 8.183cm)" draw:image-opacity="100%" style:mirror="none"/>
    </style:style>
    <style:style style:name="gr9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style-name="gr1" draw:text-style-name="P1" draw:layer="layout" svg:width="5.633cm" svg:height="2.398cm" svg:x="0.455cm" svg:y="1.67cm">
          <draw:image xlink:href="Pictures/1000000100000F5C000010E03C47FFC5C6FD0C7B.png" xlink:type="simple" xlink:show="embed" xlink:actuate="onLoad" draw:mime-type="image/png">
            <text:p/>
          </draw:image>
        </draw:frame>
        <draw:frame draw:style-name="gr2" draw:text-style-name="P1" draw:layer="layout" svg:width="6.336cm" svg:height="3.261cm" svg:x="7.056cm" svg:y="5.773cm">
          <draw:image xlink:href="Pictures/1000000100000F5C000010E03C47FFC5C6FD0C7B.png" xlink:type="simple" xlink:show="embed" xlink:actuate="onLoad" draw:mime-type="image/png">
            <text:p/>
          </draw:image>
        </draw:frame>
        <draw:frame draw:style-name="gr3" draw:text-style-name="P1" draw:layer="layout" svg:width="5.98cm" svg:height="2.352cm" svg:x="7.299cm" svg:y="1.637cm">
          <draw:image xlink:href="Pictures/1000000100000F5C000010E03C47FFC5C6FD0C7B.png" xlink:type="simple" xlink:show="embed" xlink:actuate="onLoad" draw:mime-type="image/png">
            <text:p/>
          </draw:image>
        </draw:frame>
        <draw:frame draw:style-name="gr4" draw:text-style-name="P1" draw:layer="layout" svg:width="4.767cm" svg:height="4.651cm" svg:x="0.473cm" svg:y="4.416cm">
          <draw:image xlink:href="Pictures/1000000100000F5C000010E03C47FFC5C6FD0C7B.png" xlink:type="simple" xlink:show="embed" xlink:actuate="onLoad" draw:mime-type="image/png">
            <text:p/>
          </draw:image>
        </draw:frame>
        <draw:custom-shape draw:style-name="gr5" draw:text-style-name="P2" draw:layer="layout" svg:width="1.034cm" svg:height="0.712cm" svg:x="10.941cm" svg:y="6.5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745cm" svg:height="0.712cm" svg:x="7.685cm" svg:y="6.8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745cm" svg:height="0.712cm" svg:x="2.664cm" svg:y="5.9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745cm" svg:height="0.712cm" svg:x="1.681cm" svg:y="8.16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103cm" svg:height="0.962cm" svg:x="0.984cm" svg:y="1.543cm">
          <draw:text-box>
            <text:p>A:</text:p>
          </draw:text-box>
        </draw:frame>
        <draw:frame draw:style-name="gr7" draw:text-style-name="P3" draw:layer="layout" svg:width="1.103cm" svg:height="0.962cm" svg:x="7.192cm" svg:y="1.408cm">
          <draw:text-box>
            <text:p>B:</text:p>
          </draw:text-box>
        </draw:frame>
        <draw:frame draw:style-name="gr7" draw:text-style-name="P3" draw:layer="layout" svg:width="1.137cm" svg:height="0.962cm" svg:x="1.308cm" svg:y="4.997cm">
          <draw:text-box>
            <text:p>C:</text:p>
          </draw:text-box>
        </draw:frame>
        <draw:frame draw:style-name="gr7" draw:text-style-name="P3" draw:layer="layout" svg:width="1.137cm" svg:height="0.962cm" svg:x="7.856cm" svg:y="5.037cm">
          <draw:text-box>
            <text:p>D:</text:p>
          </draw:text-box>
        </draw:frame>
        <draw:frame draw:style-name="gr8" draw:text-style-name="P1" draw:layer="layout" svg:width="1.033cm" svg:height="1.464cm" svg:x="9.408cm" svg:y="4.589cm">
          <draw:image xlink:href="Pictures/1000000100000F5C000010E03C47FFC5C6FD0C7B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pitch="variable"/>
    <style:font-face style:name="Aptos Display" svg:font-family="'Aptos Display'"/>
    <style:font-face style:name="Aptos Display1" svg:font-family="'Aptos Display'" style:font-pitch="variable"/>
    <style:font-face style:name="Aptos1" svg:font-family="Apto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5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5.3999996185303pt" style:font-style-asian="normal" style:font-weight-asian="normal" style:font-name-complex="Lohit Devanagari" style:font-family-complex="'Lohit Devanagari'" style:font-family-generic-complex="system" style:font-pitch-complex="variable" style:font-size-complex="15.3999996185303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9.89999961853027pt" fo:letter-spacing="normal" fo:font-style="normal" style:text-underline-style="none" fo:font-weight="normal" fo:background-color="transparent" style:font-size-asian="9.89999961853027pt" style:font-style-asian="normal" style:font-weight-asian="normal" style:font-size-complex="9.89999961853027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9.89999961853027pt" fo:letter-spacing="normal" fo:font-style="normal" style:text-underline-style="none" fo:font-weight="normal" fo:background-color="transparent" style:font-size-asian="9.89999961853027pt" style:font-style-asian="normal" style:font-weight-asian="normal" style:font-size-complex="9.89999961853027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.001cm" fo:page-height="14.00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38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12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33.0999984741211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6.59999990463257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6.59999990463257pt" style:font-size-asian="14pt" style:font-size-complex="14pt"/>
    </style:style>
    <style:style style:name="MP9" style:family="paragraph">
      <style:paragraph-properties fo:text-align="center" style:writing-mode="lr-tb"/>
      <style:text-properties fo:font-size="6.59999990463257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6.59999990463257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33.0999984741211pt" fo:letter-spacing="normal" fo:language="en" fo:country="GB" fo:font-style="normal" style:text-underline-style="none" fo:font-weight="normal" fo:background-color="transparent" style:font-size-asian="33.0999984741211pt" style:font-style-asian="normal" style:font-weight-asian="normal" style:font-size-complex="33.0999984741211pt" style:font-style-complex="normal" style:font-weight-complex="normal"/>
    </style:style>
    <style:style style:name="MT3" style:family="text">
      <style:text-properties fo:font-variant="normal" fo:text-transform="none" fo:color="#787878" loext:opacity="100%" style:text-line-through-style="none" style:text-line-through-type="none" style:text-position="0% 100%" style:font-name="Aptos1" fo:font-size="6.59999990463257pt" fo:letter-spacing="normal" fo:language="en" fo:country="GB" fo:font-style="normal" style:text-underline-style="none" fo:font-weight="normal" fo:background-color="transparent" style:font-size-asian="6.59999990463257pt" style:font-style-asian="normal" style:font-weight-asian="normal" style:font-size-complex="6.5999999046325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11.9cm" svg:height="4.873cm" svg:x="1.05cm" svg:y="2.291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3.149cm" svg:height="0.744cm" svg:x="0.963cm" svg:y="12.97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4.724cm" svg:height="0.744cm" svg:x="4.638cm" svg:y="12.97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3.149cm" svg:height="0.744cm" svg:x="9.888cm" svg:y="12.97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12.599cm" svg:height="8.119cm" svg:x="0.7cm" svg:y="3.276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ndreas Haahr Larsen</meta:initial-creator>
    <meta:editing-cycles>5</meta:editing-cycles>
    <meta:creation-date>2024-06-19T13:58:35</meta:creation-date>
    <dc:date>2024-08-21T16:51:02.282687824</dc:date>
    <meta:editing-duration>PT7H12M18S</meta:editing-duration>
    <meta:generator>LibreOffice/7.3.7.2$Linux_X86_64 LibreOffice_project/30$Build-2</meta:generator>
    <meta:document-statistic meta:object-count="36"/>
    <meta:user-defined meta:name="AppVersion">16.0000</meta:user-defined>
    <meta:user-defined meta:name="PresentationFormat">Custom</meta:user-defined>
    <meta:user-defined meta:name="Slides" meta:value-type="float">1</meta:user-defined>
    <meta:template xlink:type="simple" xlink:actuate="onRequest" xlink:title="Office Theme" xlink:href=""/>
  </office:meta>
</office:document-meta>
</file>